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2" table:default-cell-style-name="ce2"/>
        <table:table-row table:style-name="ro1">
          <table:table-cell table:style-name="ce3" office:value-type="string" calcext:value-type="string">
            <text:p>cod</text:p>
          </table:table-cell>
          <table:table-cell table:style-name="ce3" office:value-type="string" calcext:value-type="string">
            <text:p>hy</text:p>
          </table:table-cell>
          <table:table-cell table:style-name="ce3" office:value-type="string" calcext:value-type="string">
            <text:p>escol</text:p>
          </table:table-cell>
          <table:table-cell table:style-name="ce3" office:value-type="string" calcext:value-type="string">
            <text:p>anos</text:p>
          </table:table-cell>
          <table:table-cell table:style-name="ce3" office:value-type="string" calcext:value-type="string">
            <text:p>idade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4" office:value-type="string" calcext:value-type="string">
            <text:p>P115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ndamental <text:s/>incomplet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1291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138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ós graduação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1466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171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178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ós graduação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179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1973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210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undamental complet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216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2236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undamental incomplet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238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276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279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2903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2975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ndamental Complet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11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1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13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ndamental complet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30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32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incompleto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325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53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54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édio incomplet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63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654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ndamental complet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3690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ós graduaçã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82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396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06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13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293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360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36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378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41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45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perior incomplet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593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édio incomplet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6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ndamental incomplet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73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4947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ós graduaçã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4995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502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undamental complet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526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554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563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6256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637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643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6717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696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undamental incomplet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6979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7027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ós graduaçã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74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7546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ndamental incomplet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763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782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7877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796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undamental complet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801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803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811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ós graduaçã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8227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ndamental complet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831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ós graduaçã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839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8619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867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undamental complet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875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édio complet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885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8867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ós graduação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8987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9118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9392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undamental incomplet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946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ior completo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9648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uperior incompleto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P993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undamental incomplet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017"/>
        </table:table-row>
        <table:table-row table:style-name="ro1" table:number-rows-repeated="932">
          <table:table-cell table:style-name="ce5" table:number-columns-repeated="5"/>
          <table:table-cell table:number-columns-repeated="1017"/>
        </table:table-row>
        <table:table-row table:style-name="ro1" table:number-rows-repeated="104756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20:31:00.916143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3:56:20.714328067</meta:creation-date>
    <dc:date>2019-10-28T20:31:44.123624637</dc:date>
    <meta:editing-duration>PT3M9S</meta:editing-duration>
    <meta:editing-cycles>2</meta:editing-cycles>
    <meta:generator>LibreOffice/6.0.7.3$Linux_X86_64 LibreOffice_project/00m0$Build-3</meta:generator>
    <meta:document-statistic meta:table-count="1" meta:cell-count="385" meta:object-count="0"/>
  </office:meta>
</office:document-meta>
</file>